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Вычислительная гидродинамика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ядерные технологии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физика плазмы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разработка новых материалов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редсказание погоды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иомедицинские приложени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астрофизика и космология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мультифиз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геофиз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46:44.856485756</meta:creation-date>
    <dc:date>2018-10-03T15:55:36.865707433</dc:date>
    <meta:editing-duration>PT8M52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